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5-10-15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4-11-08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4-04-03 0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3-10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3-03-29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2-08-17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2-03-3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1-10-0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1-03-2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20-09-1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9-10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9-07-03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9-03-27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8-11-0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8-08-23 0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8-03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7-11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7-07-13 0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7-03-2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6-11-04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6-07-23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6-04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6-03-3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5-11-03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5-09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5-07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4-09-2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4-02-15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3-10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3-08-0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3-03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2-08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2-03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1-11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10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9-10-0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7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7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5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4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3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1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0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0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200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9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9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8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6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5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5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5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4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4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3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3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2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1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9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9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9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8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8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8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7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7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5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5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4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2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1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1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80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9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9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8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7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7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7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6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6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5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5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5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5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4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4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4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3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3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2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2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1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1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0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70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9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9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9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8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8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8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7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7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7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6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6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5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5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4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3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3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3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3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2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2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1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1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0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60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9-1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8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8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8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8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7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7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074</text:p>
          </table:table-cell>
          <table:table-cell office:value-type="string" calcext:value-type="string">
            <text:p>15S/40E-12CBB</text:p>
          </table:table-cell>
          <table:table-cell office:value-type="string" calcext:value-type="string">
            <text:p>195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" meta:object-count="0"/>
    <meta:user-defined meta:name="AppVersion">3.0</meta:user-defined>
  </office:meta>
</office:document-meta>
</file>